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8-06 0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626016" calcext:value-type="float">
            <text:p>174.6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610776" calcext:value-type="float">
            <text:p>174.6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622968" calcext:value-type="float">
            <text:p>174.6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653448" calcext:value-type="float">
            <text:p>174.6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653448" calcext:value-type="float">
            <text:p>174.6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638208" calcext:value-type="float">
            <text:p>174.6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641256" calcext:value-type="float">
            <text:p>174.6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659544" calcext:value-type="float">
            <text:p>174.6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653448" calcext:value-type="float">
            <text:p>174.6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647352" calcext:value-type="float">
            <text:p>174.6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644304" calcext:value-type="float">
            <text:p>174.6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6504" calcext:value-type="float">
            <text:p>174.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677832" calcext:value-type="float">
            <text:p>174.6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668688" calcext:value-type="float">
            <text:p>174.6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653448" calcext:value-type="float">
            <text:p>174.6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653448" calcext:value-type="float">
            <text:p>174.6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656496" calcext:value-type="float">
            <text:p>174.6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671736" calcext:value-type="float">
            <text:p>174.6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662592" calcext:value-type="float">
            <text:p>174.6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662592" calcext:value-type="float">
            <text:p>174.6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66564" calcext:value-type="float">
            <text:p>174.6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671736" calcext:value-type="float">
            <text:p>174.6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671736" calcext:value-type="float">
            <text:p>174.6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693072" calcext:value-type="float">
            <text:p>174.6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699168" calcext:value-type="float">
            <text:p>174.6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69612" calcext:value-type="float">
            <text:p>174.6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69612" calcext:value-type="float">
            <text:p>174.6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14408" calcext:value-type="float">
            <text:p>174.7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35744" calcext:value-type="float">
            <text:p>174.7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02216" calcext:value-type="float">
            <text:p>174.7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05264" calcext:value-type="float">
            <text:p>174.7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32696" calcext:value-type="float">
            <text:p>174.7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20504" calcext:value-type="float">
            <text:p>174.7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693072" calcext:value-type="float">
            <text:p>174.6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686976" calcext:value-type="float">
            <text:p>174.6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690024" calcext:value-type="float">
            <text:p>174.6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05264" calcext:value-type="float">
            <text:p>174.7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20504" calcext:value-type="float">
            <text:p>174.7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35744" calcext:value-type="float">
            <text:p>174.7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14408" calcext:value-type="float">
            <text:p>174.7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23552" calcext:value-type="float">
            <text:p>174.7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35744" calcext:value-type="float">
            <text:p>174.7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29648" calcext:value-type="float">
            <text:p>174.7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20504" calcext:value-type="float">
            <text:p>174.7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08312" calcext:value-type="float">
            <text:p>174.7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02216" calcext:value-type="float">
            <text:p>174.7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02216" calcext:value-type="float">
            <text:p>174.7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05264" calcext:value-type="float">
            <text:p>174.7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14408" calcext:value-type="float">
            <text:p>174.7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20504" calcext:value-type="float">
            <text:p>174.7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32696" calcext:value-type="float">
            <text:p>174.7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38792" calcext:value-type="float">
            <text:p>174.7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20504" calcext:value-type="float">
            <text:p>174.7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1136" calcext:value-type="float">
            <text:p>174.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20504" calcext:value-type="float">
            <text:p>174.7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266" calcext:value-type="float">
            <text:p>174.7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38792" calcext:value-type="float">
            <text:p>174.7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35744" calcext:value-type="float">
            <text:p>174.7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38792" calcext:value-type="float">
            <text:p>174.7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50984" calcext:value-type="float">
            <text:p>174.7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38792" calcext:value-type="float">
            <text:p>174.7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38792" calcext:value-type="float">
            <text:p>174.7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4184" calcext:value-type="float">
            <text:p>174.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54032" calcext:value-type="float">
            <text:p>174.7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69272" calcext:value-type="float">
            <text:p>174.7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60128" calcext:value-type="float">
            <text:p>174.7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78416" calcext:value-type="float">
            <text:p>174.7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69272" calcext:value-type="float">
            <text:p>174.7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66224" calcext:value-type="float">
            <text:p>174.7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7232" calcext:value-type="float">
            <text:p>174.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75368" calcext:value-type="float">
            <text:p>174.7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75368" calcext:value-type="float">
            <text:p>174.7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8756" calcext:value-type="float">
            <text:p>174.7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78416" calcext:value-type="float">
            <text:p>174.7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75368" calcext:value-type="float">
            <text:p>174.7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81464" calcext:value-type="float">
            <text:p>174.7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84512" calcext:value-type="float">
            <text:p>174.7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90608" calcext:value-type="float">
            <text:p>174.7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78416" calcext:value-type="float">
            <text:p>174.7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81464" calcext:value-type="float">
            <text:p>174.7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84512" calcext:value-type="float">
            <text:p>174.7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028" calcext:value-type="float">
            <text:p>174.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14992" calcext:value-type="float">
            <text:p>174.8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21088" calcext:value-type="float">
            <text:p>174.8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14992" calcext:value-type="float">
            <text:p>174.8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11944" calcext:value-type="float">
            <text:p>174.8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24136" calcext:value-type="float">
            <text:p>174.8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36328" calcext:value-type="float">
            <text:p>174.8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4852" calcext:value-type="float">
            <text:p>174.8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75952" calcext:value-type="float">
            <text:p>174.8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66808" calcext:value-type="float">
            <text:p>174.8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51568" calcext:value-type="float">
            <text:p>174.8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21088" calcext:value-type="float">
            <text:p>174.8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3328" calcext:value-type="float">
            <text:p>174.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857664" calcext:value-type="float">
            <text:p>174.8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06432" calcext:value-type="float">
            <text:p>174.9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12528" calcext:value-type="float">
            <text:p>174.9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21672" calcext:value-type="float">
            <text:p>174.9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46056" calcext:value-type="float">
            <text:p>174.9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552" calcext:value-type="float">
            <text:p>174.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49104" calcext:value-type="float">
            <text:p>174.9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36912" calcext:value-type="float">
            <text:p>174.9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43008" calcext:value-type="float">
            <text:p>174.9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3996" calcext:value-type="float">
            <text:p>174.9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552" calcext:value-type="float">
            <text:p>174.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4-22 0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8568" calcext:value-type="float">
            <text:p>174.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07016" calcext:value-type="float">
            <text:p>175.0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13112" calcext:value-type="float">
            <text:p>175.0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88728" calcext:value-type="float">
            <text:p>174.9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0092" calcext:value-type="float">
            <text:p>175.0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07016" calcext:value-type="float">
            <text:p>175.0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19208" calcext:value-type="float">
            <text:p>175.0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22256" calcext:value-type="float">
            <text:p>175.0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28352" calcext:value-type="float">
            <text:p>175.0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40544" calcext:value-type="float">
            <text:p>175.0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71024" calcext:value-type="float">
            <text:p>175.0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10648" calcext:value-type="float">
            <text:p>175.1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83216" calcext:value-type="float">
            <text:p>175.0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83216" calcext:value-type="float">
            <text:p>175.0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01504" calcext:value-type="float">
            <text:p>175.1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28936" calcext:value-type="float">
            <text:p>175.1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31984" calcext:value-type="float">
            <text:p>175.1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80168" calcext:value-type="float">
            <text:p>175.0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43592" calcext:value-type="float">
            <text:p>175.0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22256" calcext:value-type="float">
            <text:p>175.0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52736" calcext:value-type="float">
            <text:p>175.0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2284" calcext:value-type="float">
            <text:p>175.1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35032" calcext:value-type="float">
            <text:p>175.1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19792" calcext:value-type="float">
            <text:p>175.1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31984" calcext:value-type="float">
            <text:p>175.1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5332" calcext:value-type="float">
            <text:p>175.1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59416" calcext:value-type="float">
            <text:p>175.1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62464" calcext:value-type="float">
            <text:p>175.1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89896" calcext:value-type="float">
            <text:p>175.1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71608" calcext:value-type="float">
            <text:p>175.1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180752" calcext:value-type="float">
            <text:p>175.1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11232" calcext:value-type="float">
            <text:p>175.2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32568" calcext:value-type="float">
            <text:p>175.2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93528" calcext:value-type="float">
            <text:p>175.2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87432" calcext:value-type="float">
            <text:p>175.2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72192" calcext:value-type="float">
            <text:p>175.2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08768" calcext:value-type="float">
            <text:p>175.3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7524" calcext:value-type="float">
            <text:p>175.2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7524" calcext:value-type="float">
            <text:p>175.2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63048" calcext:value-type="float">
            <text:p>175.2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11816" calcext:value-type="float">
            <text:p>175.3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93528" calcext:value-type="float">
            <text:p>175.2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33152" calcext:value-type="float">
            <text:p>175.3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94112" calcext:value-type="float">
            <text:p>175.3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4288" calcext:value-type="float">
            <text:p>175.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57536" calcext:value-type="float">
            <text:p>175.3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57536" calcext:value-type="float">
            <text:p>175.3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8192" calcext:value-type="float">
            <text:p>175.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79456" calcext:value-type="float">
            <text:p>175.4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55072" calcext:value-type="float">
            <text:p>175.4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64216" calcext:value-type="float">
            <text:p>175.4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55072" calcext:value-type="float">
            <text:p>175.4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476408" calcext:value-type="float">
            <text:p>175.4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09936" calcext:value-type="float">
            <text:p>175.5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00792" calcext:value-type="float">
            <text:p>175.5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09936" calcext:value-type="float">
            <text:p>175.5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58704" calcext:value-type="float">
            <text:p>175.5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601376" calcext:value-type="float">
            <text:p>175.6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61052" calcext:value-type="float">
            <text:p>175.6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86136" calcext:value-type="float">
            <text:p>175.5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73944" calcext:value-type="float">
            <text:p>175.5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604424" calcext:value-type="float">
            <text:p>175.6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98328" calcext:value-type="float">
            <text:p>175.5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604424" calcext:value-type="float">
            <text:p>175.6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628808" calcext:value-type="float">
            <text:p>175.6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698912" calcext:value-type="float">
            <text:p>175.6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677576" calcext:value-type="float">
            <text:p>175.6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668432" calcext:value-type="float">
            <text:p>175.6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668432" calcext:value-type="float">
            <text:p>175.6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67148" calcext:value-type="float">
            <text:p>175.6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720248" calcext:value-type="float">
            <text:p>175.7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74768" calcext:value-type="float">
            <text:p>175.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775112" calcext:value-type="float">
            <text:p>175.7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796448" calcext:value-type="float">
            <text:p>175.7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784256" calcext:value-type="float">
            <text:p>175.7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02544" calcext:value-type="float">
            <text:p>175.8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02544" calcext:value-type="float">
            <text:p>175.8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02544" calcext:value-type="float">
            <text:p>175.8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42168" calcext:value-type="float">
            <text:p>175.8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81792" calcext:value-type="float">
            <text:p>175.8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12272" calcext:value-type="float">
            <text:p>175.9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18368" calcext:value-type="float">
            <text:p>175.9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87888" calcext:value-type="float">
            <text:p>175.8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78744" calcext:value-type="float">
            <text:p>175.8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03128" calcext:value-type="float">
            <text:p>175.9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0008" calcext:value-type="float">
            <text:p>175.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890936" calcext:value-type="float">
            <text:p>175.8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09224" calcext:value-type="float">
            <text:p>175.9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018952" calcext:value-type="float">
            <text:p>176.0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5-01-22 0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06772" calcext:value-type="float">
            <text:p>176.0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4-10-25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29136" calcext:value-type="float">
            <text:p>176.7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4-08-29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32184" calcext:value-type="float">
            <text:p>176.7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4-05-16 0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198784" calcext:value-type="float">
            <text:p>176.1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4-02-2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927256" calcext:value-type="float">
            <text:p>176.9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3-11-30 2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42408" calcext:value-type="float">
            <text:p>177.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3-05-16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043336" calcext:value-type="float">
            <text:p>176.0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2-11-22 2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131728" calcext:value-type="float">
            <text:p>176.1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2-09-16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689768" calcext:value-type="float">
            <text:p>175.6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2-04-14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272448" calcext:value-type="float">
            <text:p>174.2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912784" calcext:value-type="float">
            <text:p>173.9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13090573913" calcext:value-type="float">
            <text:p>173.1309057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1264" calcext:value-type="float">
            <text:p>173.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264051612903" calcext:value-type="float">
            <text:p>173.264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46168" calcext:value-type="float">
            <text:p>173.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809152" calcext:value-type="float">
            <text:p>173.8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051310344828" calcext:value-type="float">
            <text:p>174.0513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375096774194" calcext:value-type="float">
            <text:p>174.375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19225806452" calcext:value-type="float">
            <text:p>174.719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2472" calcext:value-type="float">
            <text:p>174.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698685" calcext:value-type="float">
            <text:p>174.9698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552" calcext:value-type="float">
            <text:p>174.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552" calcext:value-type="float">
            <text:p>174.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552" calcext:value-type="float">
            <text:p>174.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52741935484" calcext:value-type="float">
            <text:p>174.952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9552" calcext:value-type="float">
            <text:p>174.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097079483871" calcext:value-type="float">
            <text:p>175.09707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28825806452" calcext:value-type="float">
            <text:p>175.328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659603310345" calcext:value-type="float">
            <text:p>175.659603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28593548387" calcext:value-type="float">
            <text:p>175.928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15868375" calcext:value-type="float">
            <text:p>176.15868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43856" calcext:value-type="float">
            <text:p>176.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4792" calcext:value-type="float">
            <text:p>176.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45888" calcext:value-type="float">
            <text:p>176.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221263" calcext:value-type="float">
            <text:p>176.2212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1744" calcext:value-type="float">
            <text:p>176.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1744" calcext:value-type="float">
            <text:p>176.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1744" calcext:value-type="float">
            <text:p>176.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08148516129" calcext:value-type="float">
            <text:p>176.0814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243225806452" calcext:value-type="float">
            <text:p>176.24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4792" calcext:value-type="float">
            <text:p>176.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64335483871" calcext:value-type="float">
            <text:p>176.764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901987096774" calcext:value-type="float">
            <text:p>176.901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88996645161" calcext:value-type="float">
            <text:p>177.088996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888" calcext:value-type="float">
            <text:p>177.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888" calcext:value-type="float">
            <text:p>177.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842993548387" calcext:value-type="float">
            <text:p>176.842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84" calcext:value-type="float">
            <text:p>176.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533670709677" calcext:value-type="float">
            <text:p>176.533670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4792" calcext:value-type="float">
            <text:p>176.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533375741935" calcext:value-type="float">
            <text:p>176.533375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64335483871" calcext:value-type="float">
            <text:p>176.764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925514285714" calcext:value-type="float">
            <text:p>176.925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691785" calcext:value-type="float">
            <text:p>177.0691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255948387097" calcext:value-type="float">
            <text:p>177.255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391830193548" calcext:value-type="float">
            <text:p>177.391830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324774193548" calcext:value-type="float">
            <text:p>177.324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875808" calcext:value-type="float">
            <text:p>177.08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03456" calcext:value-type="float">
            <text:p>177.0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4792" calcext:value-type="float">
            <text:p>176.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564052387097" calcext:value-type="float">
            <text:p>176.564052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744670967742" calcext:value-type="float">
            <text:p>176.744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82604137931" calcext:value-type="float">
            <text:p>176.8260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069135483871" calcext:value-type="float">
            <text:p>177.069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147793548387" calcext:value-type="float">
            <text:p>177.147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32248" calcext:value-type="float">
            <text:p>177.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3895995" calcext:value-type="float">
            <text:p>177.38959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3936" calcext:value-type="float">
            <text:p>177.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391314" calcext:value-type="float">
            <text:p>177.391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3936" calcext:value-type="float">
            <text:p>177.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3936" calcext:value-type="float">
            <text:p>177.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413264516129" calcext:value-type="float">
            <text:p>177.413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8824" calcext:value-type="float">
            <text:p>177.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01829" calcext:value-type="float">
            <text:p>177.7018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16114285714" calcext:value-type="float">
            <text:p>177.916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42529032258" calcext:value-type="float">
            <text:p>178.042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78503225807" calcext:value-type="float">
            <text:p>178.278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82811612903" calcext:value-type="float">
            <text:p>178.5828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128" calcext:value-type="float">
            <text:p>178.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128" calcext:value-type="float">
            <text:p>178.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128" calcext:value-type="float">
            <text:p>178.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47329032258" calcext:value-type="float">
            <text:p>178.347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05953032258" calcext:value-type="float">
            <text:p>178.005953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14709677419" calcext:value-type="float">
            <text:p>177.914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99568" calcext:value-type="float">
            <text:p>177.8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0032" calcext:value-type="float">
            <text:p>178.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86228571429" calcext:value-type="float">
            <text:p>178.286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47329032258" calcext:value-type="float">
            <text:p>178.347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58031975" calcext:value-type="float">
            <text:p>178.58031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80584" calcext:value-type="float">
            <text:p>178.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176" calcext:value-type="float">
            <text:p>178.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76021419355" calcext:value-type="float">
            <text:p>178.676021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128" calcext:value-type="float">
            <text:p>178.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96490322581" calcext:value-type="float">
            <text:p>178.396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303012363636" calcext:value-type="float">
            <text:p>178.303012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6228" calcext:value-type="float">
            <text:p>178.2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6128" calcext:value-type="float">
            <text:p>178.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31384" calcext:value-type="float">
            <text:p>179.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530248" calcext:value-type="float">
            <text:p>179.5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41144" calcext:value-type="float">
            <text:p>179.8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493672" calcext:value-type="float">
            <text:p>179.4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402232" calcext:value-type="float">
            <text:p>179.4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53304" calcext:value-type="float">
            <text:p>180.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648864" calcext:value-type="float">
            <text:p>180.6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374544" calcext:value-type="float">
            <text:p>180.3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844" calcext:value-type="float">
            <text:p>179.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462936" calcext:value-type="float">
            <text:p>180.4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1696" calcext:value-type="float">
            <text:p>181.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5084" calcext:value-type="float">
            <text:p>181.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38296" calcext:value-type="float">
            <text:p>181.4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7464" calcext:value-type="float">
            <text:p>180.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819552" calcext:value-type="float">
            <text:p>180.8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83432" calcext:value-type="float">
            <text:p>181.3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41696" calcext:value-type="float">
            <text:p>181.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328568" calcext:value-type="float">
            <text:p>181.3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832" calcext:value-type="float">
            <text:p>179.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944776" calcext:value-type="float">
            <text:p>179.9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668932" calcext:value-type="float">
            <text:p>179.66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9.246784" calcext:value-type="float">
            <text:p>179.2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3284" calcext:value-type="float">
            <text:p>178.9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91176" calcext:value-type="float">
            <text:p>177.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762408" calcext:value-type="float">
            <text:p>177.7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49276" calcext:value-type="float">
            <text:p>177.84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70968" calcext:value-type="float">
            <text:p>177.6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670968" calcext:value-type="float">
            <text:p>177.6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988472" calcext:value-type="float">
            <text:p>175.9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583088" calcext:value-type="float">
            <text:p>175.5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360584" calcext:value-type="float">
            <text:p>175.3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4.74184" calcext:value-type="float">
            <text:p>174.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5.269144" calcext:value-type="float">
            <text:p>175.2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137068" calcext:value-type="float">
            <text:p>173.13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3.254416" calcext:value-type="float">
            <text:p>173.2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13424" calcext:value-type="float">
            <text:p>171.4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964856" calcext:value-type="float">
            <text:p>172.9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2.522896" calcext:value-type="float">
            <text:p>172.5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882816" calcext:value-type="float">
            <text:p>171.8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48048" calcext:value-type="float">
            <text:p>171.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035472" calcext:value-type="float">
            <text:p>171.0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995848" calcext:value-type="float">
            <text:p>170.9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1.300648" calcext:value-type="float">
            <text:p>171.3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87088" calcext:value-type="float">
            <text:p>170.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52036" calcext:value-type="float">
            <text:p>170.5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0.133264" calcext:value-type="float">
            <text:p>170.1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703496" calcext:value-type="float">
            <text:p>169.7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9.28592" calcext:value-type="float">
            <text:p>169.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3728" calcext:value-type="float">
            <text:p>168.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670224" calcext:value-type="float">
            <text:p>168.6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621456" calcext:value-type="float">
            <text:p>168.6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25088" calcext:value-type="float">
            <text:p>168.7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13024" calcext:value-type="float">
            <text:p>168.2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999664" calcext:value-type="float">
            <text:p>167.9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3812" calcext:value-type="float">
            <text:p>167.8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638" calcext:value-type="float">
            <text:p>167.5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481504" calcext:value-type="float">
            <text:p>167.4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36568" calcext:value-type="float">
            <text:p>167.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359584" calcext:value-type="float">
            <text:p>167.3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99336" calcext:value-type="float">
            <text:p>166.8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536624" calcext:value-type="float">
            <text:p>166.5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2456" calcext:value-type="float">
            <text:p>166.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14116565003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954456" calcext:value-type="float">
            <text:p>165.9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6" meta:object-count="0"/>
    <meta:user-defined meta:name="AppVersion">3.0</meta:user-defined>
  </office:meta>
</office:document-meta>
</file>